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Mono" svg:font-family="FreeMono" style:font-family-generic="modern" style:font-pitch="fixed"/>
    <style:font-face style:name="Roboto1" svg:font-family="Roboto" style:font-adornments="Black" style:font-pitch="variable"/>
    <style:font-face style:name="Roboto3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4" svg:font-family="Roboto" style:font-family-generic="roman" style:font-pitch="variable"/>
    <style:font-face style:name="Roboto2" svg:font-family="Roboto" style:font-adornments="Black" style:font-family-generic="roman" style:font-pitch="variable"/>
    <style:font-face style:name="Roboto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2cm" draw:marker-end="Arrowheads_20_1" draw:marker-end-width="0.452cm" draw:fill="solid" draw:fill-color="#00a933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437cm" fo:margin-bottom="0cm" fo:text-indent="0cm"/>
    </style:style>
    <style:style style:name="P8" style:family="paragraph">
      <style:paragraph-properties fo:margin-left="0cm" fo:margin-right="0cm" fo:margin-top="0.3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text-properties fo:color="#00a933" loext:opacity="100%"/>
    </style:style>
    <style:style style:name="P11" style:family="paragraph">
      <loext:graphic-properties draw:fill="none" draw:fill-color="#ffffff"/>
      <style:text-properties fo:color="#00a933" loext:opacity="100%"/>
    </style:style>
    <style:style style:name="P12" style:family="paragraph">
      <loext:graphic-properties draw:fill="solid" draw:fill-color="#00a9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9211e" loext:opacity="100%"/>
    </style:style>
    <style:style style:name="T5" style:family="text">
      <style:text-properties style:font-name="FreeMono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2.19cm" svg:x="1.399cm" svg:y="0.627cm" presentation:class="subtitle">
          <draw:text-box>
            <text:p text:style-name="P1">A FHIR IG Toolchai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The Tool Chain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>Access database</text:p>
                <text:list>
                  <text:list-item>
                    <text:p>Input for script</text:p>
                    <text:list>
                      <text:list-item>
                        <text:p>FHIR specs, IG parameters, StructDef (Profiles and Extensions) parameters (mappings), ConceptMaps, ValueSets</text:p>
                      </text:list-item>
                    </text:list>
                  </text:list-item>
                </text:list>
              </text:list-item>
              <text:list-item>
                <text:p>Script</text:p>
                <text:list>
                  <text:list-item>
                    <text:p>Takes input and generated actual FHIR DSTU 2 StructureDefinition, ConceptMap, ValueSet and ImplementationGuide parts that is input for the next step</text:p>
                  </text:list-item>
                </text:list>
              </text:list-item>
              <text:list-item>
                <text:p>IG Publisher</text:p>
                <text:list>
                  <text:list-item>
                    <text:p>Takes the output from step 2 and generates the IG 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System pre-reqs → Docker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ccess – some access version that can export a table as XML</text:p>
              </text:list-item>
              <text:list-item>
                <text:p>Script – node.js</text:p>
                <text:list>
                  <text:list-item>
                    <text:p>+ Git checkout...</text:p>
                  </text:list-item>
                </text:list>
              </text:list-item>
              <text:list-item>
                <text:p>IG Publisher</text:p>
                <text:list>
                  <text:list-item>
                    <text:p>Se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Access req’d tables input for Script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VistA_FHIR_Map – for mappings and extensions</text:p>
                <text:list>
                  <text:list-item>
                    <text:p>This is the core of the input. Here is the info that will populate the StructureDefinitions for Profiles and Extensions fields.</text:p>
                  </text:list-item>
                </text:list>
              </text:list-item>
              <text:list-item>
                <text:p text:style-name="P5">ValueSetMembership (Query version)</text:p>
                <text:list>
                  <text:list-item>
                    <text:p>This content will result in a ValueSet instances</text:p>
                  </text:list-item>
                </text:list>
              </text:list-item>
              <text:list-item>
                <text:p>ConceptMap</text:p>
                <text:list>
                  <text:list-item>
                    <text:p>This content will result in ConceptMap instances</text:p>
                  </text:list-item>
                </text:list>
              </text:list-item>
              <text:list-item>
                <text:p>lookup – for groups and descriptions</text:p>
                <text:list>
                  <text:list-item>
                    <text:p>Here is the info for the Artifact Groups and for Descriptions of the Groups (Coversheet Area) and Profiles.</text:p>
                  </text:list-item>
                </text:list>
              </text:list-item>
              <text:list-item>
                <text:p>fhirProperties – for type info of the extensions and for type info and existing attributes of resour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Messages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>The <text:span text:style-name="T1">Script</text:span> does some checking and generates messages on issues</text:p>
              </text:list-item>
              <text:list-item>
                <text:p>The <text:span text:style-name="T1">IG Publisher</text:span> does more checking and generates issues when running and generates a QA report with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Steps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xport the named tables as XML, n.b. filenames are fixed for the script</text:p>
              </text:list-item>
              <text:list-item>
                <text:p>Place them in the script/input folder</text:p>
              </text:list-item>
              <text:list-item>
                <text:p>Run the script/vfm2sd.js</text:p>
              </text:list-item>
              <text:list-item>
                <text:p><text:span text:style-name="T2">Copy the script/output contents to the input/resources folder of the sample-ig</text:span></text:p>
              </text:list-item>
              <text:list-item>
                <text:p><text:span text:style-name="T3">Run the IG Publisher</text:span></text:p>
              </text:list-item>
              <text:list-item>
                <text:p><text:span text:style-name="T3">Publish the 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Script Messages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>3 levels, WARN, INFO and ERROR</text:p>
              </text:list-item>
              <text:list-item>
                <text:p>INFO is just fyi</text:p>
              </text:list-item>
              <text:list-item>
                <text:p>WARN are possible issues, may cause problems in IG</text:p>
              </text:list-item>
              <text:list-item>
                <text:p>ERROR are issues that will cause problems and are ignored, look here if you miss content in the IG</text:p>
              </text:list-item>
              <text:list-item>
                <text:p><text:span text:style-name="T2">N.B. All messages always start with associated ID1 of the VistA_FHIR_Map ro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Script: WARN messages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${profileId} DUPLICATE fixed value '${fixedElementPath}'</text:p>
                <text:list>
                  <text:list-item>
                    <text:p>There are &gt;1 fixed values specified for an attribute. <text:line-break/>*** <text:span text:style-name="T2">Is this supposed to be a valueset?</text:span></text:p>
                  </text:list-item>
                </text:list>
              </text:list-item>
              <text:list-item>
                <text:p>${profileId} AUTO &lt;type&gt; '${extraElementPath}'</text:p>
                <text:list>
                  <text:list-item>
                    <text:p>...</text:p>
                  </text:list-item>
                </text:list>
              </text:list-item>
              <text:list-item>
                <text:p>no mappings found in ${profileId}; no profile written</text:p>
                <text:list>
                  <text:list-item>
                    <text:p>Profile is defined, but there are no mappings?</text:p>
                  </text:list-item>
                </text:list>
              </text:list-item>
              <text:list-item>
                <text:p>fixedElementPath '${fixedElementPath}' is a non existing path? No info on type, default to String</text:p>
                <text:list>
                  <text:list-item>
                    <text:p>This path is missing from fhirProperties.xml input file or really invalid.</text:p>
                  </text:list-item>
                </text:list>
              </text:list-item>
              <text:list-item>
                <text:p text:style-name="P7">${profileId} IGNORE invalid fixed value format: '${propline}'</text:p>
                <text:list>
                  <text:list-item>
                    <text:p>Fixed value line format is “&lt;full primitive attribute path&gt;=&lt;value&gt;”</text:p>
                  </text:list-item>
                </text:list>
              </text:list-item>
              <text:list-item>
                <text:p>ConceptMap '${name}' row without target mapping ignored</text:p>
                <text:list>
                  <text:list-item>
                    <text:p>Concept mappings need a source and a targ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Script: ERROR messages</text:p>
          </draw:text-box>
        </draw:frame>
        <draw:frame presentation:style-name="pr4" draw:text-style-name="P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issing path | missing field name | missing resource name | missing property name</text:p>
                <text:list>
                  <text:list-item>
                    <text:p>The VistA_FHIR_Map row misses some required field values</text:p>
                  </text:list-item>
                </text:list>
              </text:list-item>
              <text:list-item>
                <text:p>resourceName '${resourceName}' not an existing resource</text:p>
                <text:list>
                  <text:list-item>
                    <text:p>There is a list of expected resource names in the script and this one is not on it.</text:p>
                  </text:list-item>
                </text:list>
              </text:list-item>
              <text:list-item>
                <text:p>resourceName '${resourceName}' is different from constrainedType '${sd.constrainedType}'?</text:p>
                <text:list>
                  <text:list-item>
                    <text:p>Resource Name of this mapping line is different from the first mapping line. Profiles can only constrain 1 Resource Type.</text:p>
                  </text:list-item>
                </text:list>
              </text:list-item>
              <text:list-item>
                <text:p>elementPath '${elementPath}' not a valid path | fixedElementPath '${fixedElementPath}' not a valid path</text:p>
                <text:list>
                  <text:list-item>
                    <text:p>Check the path. Each segment (between the dots) should start with a letter followed by letters, numbers, minus.</text:p>
                  </text:list-item>
                </text:list>
              </text:list-item>
              <text:list-item>
                <text:p>fixedElementPath '${fixedElementPath}' cannot set fixed value for non primitive type ${fixedType}</text:p>
                <text:list>
                  <text:list-item>
                    <text:p>Fixed values are only possible for primitive types. It the path a full primitive attribute path?</text:p>
                  </text:list-item>
                </text:list>
              </text:list-item>
              <text:list-item>
                <text:p>${profileId} type[x] missing for '${elementPath}' | expect type specified '${elementPath}'</text:p>
                <text:list>
                  <text:list-item>
                    <text:p>This is a [x] path and for profiles the type must be specified.</text:p>
                  </text:list-item>
                </text:list>
              </text:list-item>
              <text:list-item>
                <text:p text:style-name="P7">extname "${extname}" not a valid FHIR id | profileId '${profileId}' not a valid FHIR id | ValueSet '${name}' not a valid FHIR id | ConceptMap '${name}' not a valid FHIR id</text:p>
                <text:list>
                  <text:list-item>
                    <text:p>Check the name, must be a letters, numbers, minus, or dot, spaces are not allow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1cm" svg:height="2.629cm" svg:x="1.399cm" svg:y="0.627cm" presentation:class="title">
          <draw:text-box>
            <text:p>Links</text:p>
          </draw:text-box>
        </draw:frame>
        <draw:frame presentation:style-name="pr4" draw:text-style-name="P4" draw:layer="layout" svg:width="25.191cm" svg:height="9.133cm" svg:x="1.399cm" svg:y="3.684cm" presentation:class="outline">
          <draw:text-box>
            <text:list text:style-name="L2">
              <text:list-item>
                <text:p>Script: https://github.com/mvdzel/vha-ampl-fhir-ig</text:p>
              </text:list-item>
              <text:list-item>
                <text:p>IG Publisher:</text:p>
                <text:list>
                  <text:list-item>
                    <text:p>https://github.com/FHIR/latest-ig-publisher</text:p>
                  </text:list-item>
                  <text:list-item>
                    <text:p>https://confluence.hl7.org/display/FHIR/IG+Publisher+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Extensions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e Extensions</text:p>
              </text:list-item>
              <text:list-item>
                <text:p>External Extensions</text:p>
                <text:list>
                  <text:list-item>
                    <text:p>and R4 / R5 pre-adoptions</text:p>
                  </text:list-item>
                </text:list>
              </text:list-item>
              <text:list-item>
                <text:p><text:span text:style-name="T4">TODO Complex Extensions</text:span></text:p>
              </text:list-item>
              <text:list-item>
                <text:p><text:span text:style-name="T4">Q: Extensions in their own file or internal in a Profile?</text:span></text:p>
                <text:list>
                  <text:list-item>
                    <text:p><text:span text:style-name="T4">Condition:dueTo = internal because not used elsewhere</text:span></text:p>
                  </text:list-item>
                  <text:list-item>
                    <text:p text:style-name="P8"><text:span text:style-name="T4">Example: https://simplifier.net/packages/nictiz.fhir.nl.stu3.zib2017/2.0.0/files/145756/~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Simple Extension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fhir_Properties</text:p>
                <text:list>
                  <text:list-item>
                    <text:p>Extension <text:span text:style-name="T2">type</text:span> and <text:span text:style-name="T2">url </text:span>based on extension name</text:p>
                  </text:list-item>
                  <text:list-item>
                    <text:p>If url is external then extension is not created</text:p>
                  </text:list-item>
                  <text:list-item>
                    <text:p>Internal extension url = “http://va.gov/…” that does create an extension</text:p>
                  </text:list-item>
                </text:list>
              </text:list-item>
              <text:list-item>
                <text:p>Vista_FHIR_Map</text:p>
                <text:list>
                  <text:list-item>
                    <text:p>performer.extension.[extname]</text:p>
                  </text:list-item>
                  <text:list-item>
                    <text:p><text:span text:style-name="T4">TODO?? performer.extension.[extname]:[field] = </text:span><text:span text:style-name="T4">[fixed value]</text:span></text:p>
                  </text:list-item>
                  <text:list-item>
                    <text:p><text:span text:style-name="T2">[extname] = key in fhir_Properties to find type and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Chained Profile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Create dependent Profile</text:p>
              </text:list-item>
              <text:list-item>
                <text:p>Constrain the independent profile to use the dependent profile in its reference</text:p>
                <text:list>
                  <text:list-item>
                    <text:p>N.B. Special rule in script: using fixed value (Vista_FHIR_Map@STU3Map) for Reference type it means targetProfile! (“patient” = element with type Reference)</text:p>
                    <text:p><text:span text:style-name="T5">patient</text:span><text:span text:style-name="T5"><text:line-break/></text:span><text:span text:style-name="T5">patient.targetProfile=http://fhir.nl/fhir/StructureDefinition/nl-core-patient</text:span></text:p>
                  </text:list-item>
                  <text:list-item>
                    <text:p><text:span text:style-name="T6">Results in:</text:span><text:line-break/><text:span text:style-name="T5">&lt;element id="Immunization.patient"&gt;</text:span><text:span text:style-name="T5"><text:line-break/></text:span><text:span text:style-name="T5"> <text:s/>&lt;path value="Immunization.patient" /&gt;</text:span><text:span text:style-name="T5"><text:line-break/></text:span><text:span text:style-name="T5"> <text:s/>&lt;type&gt;</text:span><text:span text:style-name="T5"><text:line-break/></text:span><text:span text:style-name="T5"> <text:s text:c="3"/>&lt;code value="Reference" /&gt;</text:span><text:span text:style-name="T5"><text:line-break/></text:span><text:span text:style-name="T5"> <text:s text:c="3"/>&lt;targetProfile value="http://fhir.nl/fhir/StructureDefinition/nl-core-patient" /&gt;</text:span><text:span text:style-name="T5"><text:line-break/></text:span><text:span text:style-name="T5"> <text:s/>&lt;/type&gt;</text:span></text:p>
                  </text:list-item>
                </text:list>
              </text:list-item>
              <text:list-item>
                <text:p>E.g., US Allergy constrains ‘patient’ to US Core patient: <text:span text:style-name="T7">http://hl7.org/implement/standards/fhir/us/core/StructureDefinition-us-core-allergyintolerance.html</text:span> </text:p>
              </text:list-item>
            </text:list>
          </draw:text-box>
        </draw:frame>
        <draw:frame draw:style-name="gr2" draw:text-style-name="P11" draw:layer="layout" svg:width="4.572cm" svg:height="2.384cm" svg:x="0.762cm" svg:y="0.762cm">
          <draw:text-box>
            <text:p text:style-name="P10"><text:span text:style-name="T8">How to specify in table?</text:span></text:p>
          </draw:text-box>
        </draw:frame>
        <draw:line draw:style-name="gr3" draw:text-style-name="P12" draw:layer="layout" svg:x1="1.778cm" svg:y1="3.048cm" svg:x2="3.048cm" svg:y2="7.112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Mono" svg:font-family="FreeMono" style:font-family-generic="modern" style:font-pitch="fixed"/>
    <style:font-face style:name="Roboto1" svg:font-family="Roboto" style:font-adornments="Black" style:font-pitch="variable"/>
    <style:font-face style:name="Roboto3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4" svg:font-family="Roboto" style:font-family-generic="roman" style:font-pitch="variable"/>
    <style:font-face style:name="Roboto2" svg:font-family="Roboto" style:font-adornments="Black" style:font-family-generic="roman" style:font-pitch="variable"/>
    <style:font-face style:name="Roboto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3" fo:font-family="Roboto" style:font-style-name="Regular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Black" style:font-pitch="variable" fo:font-size="44pt" fo:font-style="normal" fo:text-shadow="none" style:text-underline-style="none" fo:font-weight="900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initial-creator>Michael van der Zel</meta:initial-creator>
    <meta:creation-date>2020-02-26T08:04:24.866280209</meta:creation-date>
    <dc:date>2020-12-31T15:38:11.388925246</dc:date>
    <dc:creator>Michael van der Zel</dc:creator>
    <meta:editing-duration>P6DT6H41M16S</meta:editing-duration>
    <meta:editing-cycles>65</meta:editing-cycles>
    <meta:generator>LibreOffice/7.0.3.1$Linux_X86_64 LibreOffice_project/d7547858d014d4cf69878db179d326fc3483e082</meta:generator>
    <meta:document-statistic meta:object-count="74"/>
  </office:meta>
</office:document-meta>
</file>